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lectorContainer.addModified( Modifie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ContainsRegexp( ContainsRegexp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getSelectors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electorContainer.hasSelec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lectorContainer.addDepth( Depth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selector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electorContainer.addNone( Non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ppendSelector( FileSelector sele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lectorContainer.addPresent( Pres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Type( Typ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Writable( WritableSelecto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Custom( Ext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Majority( Majority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Date( Dat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Not( No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Filename( Filenam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Size( Siz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Contains( Contains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electorContainer.addDepend( Depe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selector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electorContainer.addDifferent( Differen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electorContainer.valid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SelectorContainer.dieOnCircularReference( Stack stk , Project 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electorContainer.addOr( Or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Selector( Select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And( And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lectorContainer.addReadable( ReadableSelector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